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 style:list-style-name="L1">
      <style:text-properties officeooo:rsid="001f1694" officeooo:paragraph-rsid="001f1694"/>
    </style:style>
    <style:style style:name="P3" style:family="paragraph" style:parent-style-name="Standard" style:list-style-name="L1">
      <style:text-properties officeooo:rsid="00205b81" officeooo:paragraph-rsid="00205b81"/>
    </style:style>
    <style:style style:name="P4" style:family="paragraph" style:parent-style-name="Standard" style:list-style-name="L1">
      <style:text-properties officeooo:rsid="001d2eb9" officeooo:paragraph-rsid="001d2eb9"/>
    </style:style>
    <style:style style:name="P5" style:family="paragraph" style:parent-style-name="Standard" style:list-style-name="L1">
      <style:text-properties officeooo:rsid="001f1694" officeooo:paragraph-rsid="001f1694" fo:background-color="#87ff22"/>
    </style:style>
    <style:style style:name="P6" style:family="paragraph" style:parent-style-name="Standard" style:list-style-name="L1">
      <style:text-properties officeooo:rsid="00205b81" officeooo:paragraph-rsid="00205b81" fo:background-color="#87ff22"/>
    </style:style>
    <style:style style:name="P7" style:family="paragraph" style:parent-style-name="Standard" style:list-style-name="L1">
      <style:text-properties officeooo:rsid="001d2eb9" officeooo:paragraph-rsid="001f1694" fo:background-color="#87ff22"/>
    </style:style>
    <style:style style:name="P8" style:family="paragraph" style:parent-style-name="Standard" style:list-style-name="L1">
      <style:text-properties officeooo:rsid="001d2eb9" officeooo:paragraph-rsid="001d2eb9" fo:background-color="#87ff22"/>
    </style:style>
    <style:style style:name="T1" style:family="text">
      <style:text-properties officeooo:rsid="00205b8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Веб-приложение для анализа капли</text:h>
      <text:list xml:id="list3649357213" text:style-name="L1">
        <text:list-item>
          <text:p text:style-name="P5">Ответвиться от базового приложения в git</text:p>
        </text:list-item>
        <text:list-item>
          <text:p text:style-name="P6">Разработка в vs code docker</text:p>
        </text:list-item>
        <text:list-item>
          <text:p text:style-name="P2">Аутентификация пользователя — первый экран</text:p>
        </text:list-item>
        <text:list-item>
          <text:p text:style-name="P2">Просмотр <text:span text:style-name="T1">результата </text:span>не в режиме реального времени, а после обработки</text:p>
        </text:list-item>
        <text:list-item>
          <text:p text:style-name="P2">Производительный компьютер — быстрее ноутбука</text:p>
        </text:list-item>
        <text:list-item>
          <text:p text:style-name="P7">Уникальное название файла — файл с параметрами</text:p>
        </text:list-item>
        <text:list-item>
          <text:p text:style-name="P8">Каталог с файлами, доступный для скачивания пользователем</text:p>
        </text:list-item>
        <text:list-item>
          <text:p text:style-name="P4">Прогресс бар</text:p>
        </text:list-item>
        <text:list-item>
          <text:p text:style-name="P8">Асинхронная обработка</text:p>
        </text:list-item>
        <text:list-item>
          <text:p text:style-name="P8">Загрузка видеофайлов на сервер</text:p>
        </text:list-item>
        <text:list-item>
          <text:p text:style-name="P4">Журналирование обработки — science flask</text:p>
        </text:list-item>
        <text:list-item>
          <text:p text:style-name="P4">Консоль <text:span text:style-name="T1">в браузере</text:span></text:p>
        </text:list-item>
        <text:list-item>
          <text:p text:style-name="P4">Подсказки <text:span text:style-name="T1">о параметрах и результатах </text:span></text:p>
        </text:list-item>
        <text:list-item>
          <text:p text:style-name="P3">Несколько блоков на экране</text:p>
        </text:list-item>
        <text:list-item>
          <text:p text:style-name="P4">Вейвлет-анализ — предусмотреть возможность</text:p>
        </text:list-item>
        <text:list-item>
          <text:p text:style-name="P4">Пайплан обработки. Сохранить другой пайплайн</text:p>
        </text:list-item>
        <text:list-item>
          <text:p text:style-name="P4">Микросервисы?</text:p>
        </text:list-item>
        <text:list-item>
          <text:p text:style-name="P8">Данные на выходе в текстовом файле</text:p>
        </text:list-item>
        <text:list-item>
          <text:p text:style-name="P4">Рисунок — javascript</text:p>
        </text:list-item>
        <text:list-item>
          <text:p text:style-name="P8">Создать каталог для файла, подкаталоги — контуры, фурье-спектры, фрактальная размерность</text:p>
        </text:list-item>
        <text:list-item>
          <text:p text:style-name="P8">Доступ в строке браузера, путь к файлу</text:p>
        </text:list-item>
        <text:list-item>
          <text:p text:style-name="P5">docker image</text:p>
        </text:list-item>
        <text:list-item>
          <text:p text:style-name="P2">Сервер, чтобы развернуть приложение, пока на рабочей машине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27T22:21:15.596237913</meta:creation-date>
    <dc:date>2020-05-07T09:20:20.853588820</dc:date>
    <meta:editing-duration>PT6M21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1" meta:paragraph-count="24" meta:word-count="136" meta:character-count="951" meta:non-whitespace-character-count="854"/>
  </office:meta>
</office:document-meta>
</file>